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182dc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3. <text:span text:style-name="T1">1 Jurado Académ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5:28.483139521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4" meta:character-count="21" meta:non-whitespace-character-count="18"/>
  </office:meta>
</office:document-meta>
</file>